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4:16:1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01643" calcext:value-type="float">
            <text:p>201643</text:p>
          </table:table-cell>
          <table:table-cell office:value-type="float" office:value="194376" calcext:value-type="float">
            <text:p>194376</text:p>
          </table:table-cell>
          <table:table-cell office:value-type="float" office:value="7267" calcext:value-type="float">
            <text:p>7267</text:p>
          </table:table-cell>
          <table:table-cell/>
          <table:table-cell office:value-type="float" office:value="144717" calcext:value-type="float">
            <text:p>144717</text:p>
          </table:table-cell>
          <table:table-cell office:value-type="float" office:value="134948" calcext:value-type="float">
            <text:p>134948</text:p>
          </table:table-cell>
          <table:table-cell office:value-type="float" office:value="9769" calcext:value-type="float">
            <text:p>9769</text:p>
          </table:table-cell>
          <table:table-cell/>
          <table:table-cell office:value-type="float" office:value="382812" calcext:value-type="float">
            <text:p>382812</text:p>
          </table:table-cell>
          <table:table-cell office:value-type="float" office:value="351226" calcext:value-type="float">
            <text:p>351226</text:p>
          </table:table-cell>
          <table:table-cell office:value-type="float" office:value="31586" calcext:value-type="float">
            <text:p>31586</text:p>
          </table:table-cell>
          <table:table-cell/>
          <table:table-cell table:formula="of:=[.M2]/([.E2]+[.I2]+[.M2])" office:value-type="percentage" office:value="0.649623627164658" calcext:value-type="percentage">
            <text:p>64.9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89508" calcext:value-type="float">
            <text:p>189508</text:p>
          </table:table-cell>
          <table:table-cell office:value-type="float" office:value="181357" calcext:value-type="float">
            <text:p>181357</text:p>
          </table:table-cell>
          <table:table-cell office:value-type="float" office:value="8151" calcext:value-type="float">
            <text:p>8151</text:p>
          </table:table-cell>
          <table:table-cell/>
          <table:table-cell office:value-type="float" office:value="158659" calcext:value-type="float">
            <text:p>158659</text:p>
          </table:table-cell>
          <table:table-cell office:value-type="float" office:value="148249" calcext:value-type="float">
            <text:p>148249</text:p>
          </table:table-cell>
          <table:table-cell office:value-type="float" office:value="10410" calcext:value-type="float">
            <text:p>10410</text:p>
          </table:table-cell>
          <table:table-cell/>
          <table:table-cell office:value-type="float" office:value="376527" calcext:value-type="float">
            <text:p>376527</text:p>
          </table:table-cell>
          <table:table-cell office:value-type="float" office:value="344643" calcext:value-type="float">
            <text:p>344643</text:p>
          </table:table-cell>
          <table:table-cell office:value-type="float" office:value="31884" calcext:value-type="float">
            <text:p>31884</text:p>
          </table:table-cell>
          <table:table-cell/>
          <table:table-cell table:formula="of:=[.M3]/([.E3]+[.I3]+[.M3])" office:value-type="percentage" office:value="0.632054713053821" calcext:value-type="percentage">
            <text:p>63.2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49543" calcext:value-type="float">
            <text:p>149543</text:p>
          </table:table-cell>
          <table:table-cell office:value-type="float" office:value="144181" calcext:value-type="float">
            <text:p>144181</text:p>
          </table:table-cell>
          <table:table-cell office:value-type="float" office:value="5362" calcext:value-type="float">
            <text:p>5362</text:p>
          </table:table-cell>
          <table:table-cell/>
          <table:table-cell office:value-type="float" office:value="143680" calcext:value-type="float">
            <text:p>143680</text:p>
          </table:table-cell>
          <table:table-cell office:value-type="float" office:value="132778" calcext:value-type="float">
            <text:p>132778</text:p>
          </table:table-cell>
          <table:table-cell office:value-type="float" office:value="10902" calcext:value-type="float">
            <text:p>10902</text:p>
          </table:table-cell>
          <table:table-cell/>
          <table:table-cell office:value-type="float" office:value="391103" calcext:value-type="float">
            <text:p>391103</text:p>
          </table:table-cell>
          <table:table-cell office:value-type="float" office:value="358593" calcext:value-type="float">
            <text:p>358593</text:p>
          </table:table-cell>
          <table:table-cell office:value-type="float" office:value="32510" calcext:value-type="float">
            <text:p>32510</text:p>
          </table:table-cell>
          <table:table-cell/>
          <table:table-cell table:formula="of:=[.M4]/([.E4]+[.I4]+[.M4])" office:value-type="percentage" office:value="0.666543650305491" calcext:value-type="percentage">
            <text:p>66.6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88298" calcext:value-type="float">
            <text:p>188298</text:p>
          </table:table-cell>
          <table:table-cell office:value-type="float" office:value="180365" calcext:value-type="float">
            <text:p>180365</text:p>
          </table:table-cell>
          <table:table-cell office:value-type="float" office:value="7933" calcext:value-type="float">
            <text:p>7933</text:p>
          </table:table-cell>
          <table:table-cell/>
          <table:table-cell office:value-type="float" office:value="162260" calcext:value-type="float">
            <text:p>162260</text:p>
          </table:table-cell>
          <table:table-cell office:value-type="float" office:value="151813" calcext:value-type="float">
            <text:p>151813</text:p>
          </table:table-cell>
          <table:table-cell office:value-type="float" office:value="10447" calcext:value-type="float">
            <text:p>10447</text:p>
          </table:table-cell>
          <table:table-cell/>
          <table:table-cell office:value-type="float" office:value="379121" calcext:value-type="float">
            <text:p>379121</text:p>
          </table:table-cell>
          <table:table-cell office:value-type="float" office:value="347276" calcext:value-type="float">
            <text:p>347276</text:p>
          </table:table-cell>
          <table:table-cell office:value-type="float" office:value="31845" calcext:value-type="float">
            <text:p>31845</text:p>
          </table:table-cell>
          <table:table-cell/>
          <table:table-cell table:formula="of:=[.M5]/([.E5]+[.I5]+[.M5])" office:value-type="percentage" office:value="0.634046789447486" calcext:value-type="percentage">
            <text:p>63.4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03932" calcext:value-type="float">
            <text:p>203932</text:p>
          </table:table-cell>
          <table:table-cell office:value-type="float" office:value="195843" calcext:value-type="float">
            <text:p>195843</text:p>
          </table:table-cell>
          <table:table-cell office:value-type="float" office:value="8089" calcext:value-type="float">
            <text:p>8089</text:p>
          </table:table-cell>
          <table:table-cell/>
          <table:table-cell office:value-type="float" office:value="143341" calcext:value-type="float">
            <text:p>143341</text:p>
          </table:table-cell>
          <table:table-cell office:value-type="float" office:value="133363" calcext:value-type="float">
            <text:p>133363</text:p>
          </table:table-cell>
          <table:table-cell office:value-type="float" office:value="9978" calcext:value-type="float">
            <text:p>9978</text:p>
          </table:table-cell>
          <table:table-cell/>
          <table:table-cell office:value-type="float" office:value="378421" calcext:value-type="float">
            <text:p>378421</text:p>
          </table:table-cell>
          <table:table-cell office:value-type="float" office:value="346266" calcext:value-type="float">
            <text:p>346266</text:p>
          </table:table-cell>
          <table:table-cell office:value-type="float" office:value="32155" calcext:value-type="float">
            <text:p>32155</text:p>
          </table:table-cell>
          <table:table-cell/>
          <table:table-cell table:formula="of:=[.M6]/([.E6]+[.I6]+[.M6])" office:value-type="percentage" office:value="0.640257257775477" calcext:value-type="percentage">
            <text:p>64.0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72720" calcext:value-type="float">
            <text:p>172720</text:p>
          </table:table-cell>
          <table:table-cell office:value-type="float" office:value="165346" calcext:value-type="float">
            <text:p>165346</text:p>
          </table:table-cell>
          <table:table-cell office:value-type="float" office:value="7374" calcext:value-type="float">
            <text:p>7374</text:p>
          </table:table-cell>
          <table:table-cell/>
          <table:table-cell office:value-type="float" office:value="127748" calcext:value-type="float">
            <text:p>127748</text:p>
          </table:table-cell>
          <table:table-cell office:value-type="float" office:value="118146" calcext:value-type="float">
            <text:p>118146</text:p>
          </table:table-cell>
          <table:table-cell office:value-type="float" office:value="9602" calcext:value-type="float">
            <text:p>9602</text:p>
          </table:table-cell>
          <table:table-cell/>
          <table:table-cell office:value-type="float" office:value="390898" calcext:value-type="float">
            <text:p>390898</text:p>
          </table:table-cell>
          <table:table-cell office:value-type="float" office:value="358680" calcext:value-type="float">
            <text:p>358680</text:p>
          </table:table-cell>
          <table:table-cell office:value-type="float" office:value="32218" calcext:value-type="float">
            <text:p>32218</text:p>
          </table:table-cell>
          <table:table-cell/>
          <table:table-cell table:formula="of:=[.M7]/([.E7]+[.I7]+[.M7])" office:value-type="percentage" office:value="0.654917266333293" calcext:value-type="percentage">
            <text:p>65.4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52567" calcext:value-type="float">
            <text:p>152567</text:p>
          </table:table-cell>
          <table:table-cell office:value-type="float" office:value="147144" calcext:value-type="float">
            <text:p>147144</text:p>
          </table:table-cell>
          <table:table-cell office:value-type="float" office:value="5423" calcext:value-type="float">
            <text:p>5423</text:p>
          </table:table-cell>
          <table:table-cell/>
          <table:table-cell office:value-type="float" office:value="104997" calcext:value-type="float">
            <text:p>104997</text:p>
          </table:table-cell>
          <table:table-cell office:value-type="float" office:value="98157" calcext:value-type="float">
            <text:p>98157</text:p>
          </table:table-cell>
          <table:table-cell office:value-type="float" office:value="6840" calcext:value-type="float">
            <text:p>6840</text:p>
          </table:table-cell>
          <table:table-cell/>
          <table:table-cell office:value-type="float" office:value="402209" calcext:value-type="float">
            <text:p>402209</text:p>
          </table:table-cell>
          <table:table-cell office:value-type="float" office:value="366185" calcext:value-type="float">
            <text:p>366185</text:p>
          </table:table-cell>
          <table:table-cell office:value-type="float" office:value="36024" calcext:value-type="float">
            <text:p>36024</text:p>
          </table:table-cell>
          <table:table-cell/>
          <table:table-cell table:formula="of:=[.M8]/([.E8]+[.I8]+[.M8])" office:value-type="percentage" office:value="0.746039306645681" calcext:value-type="percentage">
            <text:p>74.6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60879" calcext:value-type="float">
            <text:p>160879</text:p>
          </table:table-cell>
          <table:table-cell office:value-type="float" office:value="154694" calcext:value-type="float">
            <text:p>154694</text:p>
          </table:table-cell>
          <table:table-cell office:value-type="float" office:value="6185" calcext:value-type="float">
            <text:p>6185</text:p>
          </table:table-cell>
          <table:table-cell/>
          <table:table-cell office:value-type="float" office:value="127354" calcext:value-type="float">
            <text:p>127354</text:p>
          </table:table-cell>
          <table:table-cell office:value-type="float" office:value="116191" calcext:value-type="float">
            <text:p>116191</text:p>
          </table:table-cell>
          <table:table-cell office:value-type="float" office:value="11163" calcext:value-type="float">
            <text:p>11163</text:p>
          </table:table-cell>
          <table:table-cell/>
          <table:table-cell office:value-type="float" office:value="394721" calcext:value-type="float">
            <text:p>394721</text:p>
          </table:table-cell>
          <table:table-cell office:value-type="float" office:value="362930" calcext:value-type="float">
            <text:p>362930</text:p>
          </table:table-cell>
          <table:table-cell office:value-type="float" office:value="31791" calcext:value-type="float">
            <text:p>31791</text:p>
          </table:table-cell>
          <table:table-cell/>
          <table:table-cell table:formula="of:=[.M9]/([.E9]+[.I9]+[.M9])" office:value-type="percentage" office:value="0.646960662610147" calcext:value-type="percentage">
            <text:p>64.7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87363" calcext:value-type="float">
            <text:p>187363</text:p>
          </table:table-cell>
          <table:table-cell office:value-type="float" office:value="179757" calcext:value-type="float">
            <text:p>179757</text:p>
          </table:table-cell>
          <table:table-cell office:value-type="float" office:value="7606" calcext:value-type="float">
            <text:p>7606</text:p>
          </table:table-cell>
          <table:table-cell/>
          <table:table-cell office:value-type="float" office:value="134673" calcext:value-type="float">
            <text:p>134673</text:p>
          </table:table-cell>
          <table:table-cell office:value-type="float" office:value="124756" calcext:value-type="float">
            <text:p>124756</text:p>
          </table:table-cell>
          <table:table-cell office:value-type="float" office:value="9917" calcext:value-type="float">
            <text:p>9917</text:p>
          </table:table-cell>
          <table:table-cell/>
          <table:table-cell office:value-type="float" office:value="383923" calcext:value-type="float">
            <text:p>383923</text:p>
          </table:table-cell>
          <table:table-cell office:value-type="float" office:value="352482" calcext:value-type="float">
            <text:p>352482</text:p>
          </table:table-cell>
          <table:table-cell office:value-type="float" office:value="31441" calcext:value-type="float">
            <text:p>31441</text:p>
          </table:table-cell>
          <table:table-cell/>
          <table:table-cell table:formula="of:=[.M10]/([.E10]+[.I10]+[.M10])" office:value-type="percentage" office:value="0.642124826403072" calcext:value-type="percentage">
            <text:p>64.2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01399" calcext:value-type="float">
            <text:p>201399</text:p>
          </table:table-cell>
          <table:table-cell office:value-type="float" office:value="193797" calcext:value-type="float">
            <text:p>193797</text:p>
          </table:table-cell>
          <table:table-cell office:value-type="float" office:value="7602" calcext:value-type="float">
            <text:p>7602</text:p>
          </table:table-cell>
          <table:table-cell/>
          <table:table-cell office:value-type="float" office:value="151486" calcext:value-type="float">
            <text:p>151486</text:p>
          </table:table-cell>
          <table:table-cell office:value-type="float" office:value="141374" calcext:value-type="float">
            <text:p>141374</text:p>
          </table:table-cell>
          <table:table-cell office:value-type="float" office:value="10112" calcext:value-type="float">
            <text:p>10112</text:p>
          </table:table-cell>
          <table:table-cell/>
          <table:table-cell office:value-type="float" office:value="382250" calcext:value-type="float">
            <text:p>382250</text:p>
          </table:table-cell>
          <table:table-cell office:value-type="float" office:value="350451" calcext:value-type="float">
            <text:p>350451</text:p>
          </table:table-cell>
          <table:table-cell office:value-type="float" office:value="31799" calcext:value-type="float">
            <text:p>31799</text:p>
          </table:table-cell>
          <table:table-cell/>
          <table:table-cell table:formula="of:=[.M11]/([.E11]+[.I11]+[.M11])" office:value-type="percentage" office:value="0.642235372528427" calcext:value-type="percentage">
            <text:p>64.2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21180" calcext:value-type="float">
            <text:p>121180</text:p>
          </table:table-cell>
          <table:table-cell office:value-type="float" office:value="114386" calcext:value-type="float">
            <text:p>114386</text:p>
          </table:table-cell>
          <table:table-cell office:value-type="float" office:value="6794" calcext:value-type="float">
            <text:p>6794</text:p>
          </table:table-cell>
          <table:table-cell/>
          <table:table-cell office:value-type="float" office:value="144580" calcext:value-type="float">
            <text:p>144580</text:p>
          </table:table-cell>
          <table:table-cell office:value-type="float" office:value="134222" calcext:value-type="float">
            <text:p>134222</text:p>
          </table:table-cell>
          <table:table-cell office:value-type="float" office:value="10358" calcext:value-type="float">
            <text:p>10358</text:p>
          </table:table-cell>
          <table:table-cell/>
          <table:table-cell office:value-type="float" office:value="391307" calcext:value-type="float">
            <text:p>391307</text:p>
          </table:table-cell>
          <table:table-cell office:value-type="float" office:value="359527" calcext:value-type="float">
            <text:p>359527</text:p>
          </table:table-cell>
          <table:table-cell office:value-type="float" office:value="31780" calcext:value-type="float">
            <text:p>31780</text:p>
          </table:table-cell>
          <table:table-cell/>
          <table:table-cell table:formula="of:=[.M12]/([.E12]+[.I12]+[.M12])" office:value-type="percentage" office:value="0.649472737676776" calcext:value-type="percentage">
            <text:p>64.9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06953" calcext:value-type="float">
            <text:p>206953</text:p>
          </table:table-cell>
          <table:table-cell office:value-type="float" office:value="199114" calcext:value-type="float">
            <text:p>199114</text:p>
          </table:table-cell>
          <table:table-cell office:value-type="float" office:value="7839" calcext:value-type="float">
            <text:p>7839</text:p>
          </table:table-cell>
          <table:table-cell/>
          <table:table-cell office:value-type="float" office:value="138024" calcext:value-type="float">
            <text:p>138024</text:p>
          </table:table-cell>
          <table:table-cell office:value-type="float" office:value="128318" calcext:value-type="float">
            <text:p>128318</text:p>
          </table:table-cell>
          <table:table-cell office:value-type="float" office:value="9706" calcext:value-type="float">
            <text:p>9706</text:p>
          </table:table-cell>
          <table:table-cell/>
          <table:table-cell office:value-type="float" office:value="381253" calcext:value-type="float">
            <text:p>381253</text:p>
          </table:table-cell>
          <table:table-cell office:value-type="float" office:value="349580" calcext:value-type="float">
            <text:p>349580</text:p>
          </table:table-cell>
          <table:table-cell office:value-type="float" office:value="31673" calcext:value-type="float">
            <text:p>31673</text:p>
          </table:table-cell>
          <table:table-cell/>
          <table:table-cell table:formula="of:=[.M13]/([.E13]+[.I13]+[.M13])" office:value-type="percentage" office:value="0.643524726725995" calcext:value-type="percentage">
            <text:p>64.3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13403" calcext:value-type="float">
            <text:p>213403</text:p>
          </table:table-cell>
          <table:table-cell office:value-type="float" office:value="205907" calcext:value-type="float">
            <text:p>205907</text:p>
          </table:table-cell>
          <table:table-cell office:value-type="float" office:value="7496" calcext:value-type="float">
            <text:p>7496</text:p>
          </table:table-cell>
          <table:table-cell/>
          <table:table-cell office:value-type="float" office:value="136849" calcext:value-type="float">
            <text:p>136849</text:p>
          </table:table-cell>
          <table:table-cell office:value-type="float" office:value="127747" calcext:value-type="float">
            <text:p>127747</text:p>
          </table:table-cell>
          <table:table-cell office:value-type="float" office:value="9102" calcext:value-type="float">
            <text:p>9102</text:p>
          </table:table-cell>
          <table:table-cell/>
          <table:table-cell office:value-type="float" office:value="381619" calcext:value-type="float">
            <text:p>381619</text:p>
          </table:table-cell>
          <table:table-cell office:value-type="float" office:value="349742" calcext:value-type="float">
            <text:p>349742</text:p>
          </table:table-cell>
          <table:table-cell office:value-type="float" office:value="31877" calcext:value-type="float">
            <text:p>31877</text:p>
          </table:table-cell>
          <table:table-cell/>
          <table:table-cell table:formula="of:=[.M14]/([.E14]+[.I14]+[.M14])" office:value-type="percentage" office:value="0.657596699329551" calcext:value-type="percentage">
            <text:p>65.7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23661" calcext:value-type="float">
            <text:p>123661</text:p>
          </table:table-cell>
          <table:table-cell office:value-type="float" office:value="118825" calcext:value-type="float">
            <text:p>118825</text:p>
          </table:table-cell>
          <table:table-cell office:value-type="float" office:value="4836" calcext:value-type="float">
            <text:p>4836</text:p>
          </table:table-cell>
          <table:table-cell/>
          <table:table-cell office:value-type="float" office:value="148339" calcext:value-type="float">
            <text:p>148339</text:p>
          </table:table-cell>
          <table:table-cell office:value-type="float" office:value="136808" calcext:value-type="float">
            <text:p>136808</text:p>
          </table:table-cell>
          <table:table-cell office:value-type="float" office:value="11531" calcext:value-type="float">
            <text:p>11531</text:p>
          </table:table-cell>
          <table:table-cell/>
          <table:table-cell office:value-type="float" office:value="397441" calcext:value-type="float">
            <text:p>397441</text:p>
          </table:table-cell>
          <table:table-cell office:value-type="float" office:value="364977" calcext:value-type="float">
            <text:p>364977</text:p>
          </table:table-cell>
          <table:table-cell office:value-type="float" office:value="32464" calcext:value-type="float">
            <text:p>32464</text:p>
          </table:table-cell>
          <table:table-cell/>
          <table:table-cell table:formula="of:=[.M15]/([.E15]+[.I15]+[.M15])" office:value-type="percentage" office:value="0.664823575187893" calcext:value-type="percentage">
            <text:p>66.4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77201" calcext:value-type="float">
            <text:p>177201</text:p>
          </table:table-cell>
          <table:table-cell office:value-type="float" office:value="169536" calcext:value-type="float">
            <text:p>169536</text:p>
          </table:table-cell>
          <table:table-cell office:value-type="float" office:value="7665" calcext:value-type="float">
            <text:p>7665</text:p>
          </table:table-cell>
          <table:table-cell/>
          <table:table-cell office:value-type="float" office:value="167032" calcext:value-type="float">
            <text:p>167032</text:p>
          </table:table-cell>
          <table:table-cell office:value-type="float" office:value="156136" calcext:value-type="float">
            <text:p>156136</text:p>
          </table:table-cell>
          <table:table-cell office:value-type="float" office:value="10896" calcext:value-type="float">
            <text:p>10896</text:p>
          </table:table-cell>
          <table:table-cell/>
          <table:table-cell office:value-type="float" office:value="379901" calcext:value-type="float">
            <text:p>379901</text:p>
          </table:table-cell>
          <table:table-cell office:value-type="float" office:value="347797" calcext:value-type="float">
            <text:p>347797</text:p>
          </table:table-cell>
          <table:table-cell office:value-type="float" office:value="32104" calcext:value-type="float">
            <text:p>32104</text:p>
          </table:table-cell>
          <table:table-cell/>
          <table:table-cell table:formula="of:=[.M16]/([.E16]+[.I16]+[.M16])" office:value-type="percentage" office:value="0.633652422777065" calcext:value-type="percentage">
            <text:p>63.3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81254" calcext:value-type="float">
            <text:p>181254</text:p>
          </table:table-cell>
          <table:table-cell office:value-type="float" office:value="173657" calcext:value-type="float">
            <text:p>173657</text:p>
          </table:table-cell>
          <table:table-cell office:value-type="float" office:value="7597" calcext:value-type="float">
            <text:p>7597</text:p>
          </table:table-cell>
          <table:table-cell/>
          <table:table-cell office:value-type="float" office:value="166713" calcext:value-type="float">
            <text:p>166713</text:p>
          </table:table-cell>
          <table:table-cell office:value-type="float" office:value="156550" calcext:value-type="float">
            <text:p>156550</text:p>
          </table:table-cell>
          <table:table-cell office:value-type="float" office:value="10163" calcext:value-type="float">
            <text:p>10163</text:p>
          </table:table-cell>
          <table:table-cell/>
          <table:table-cell office:value-type="float" office:value="374844" calcext:value-type="float">
            <text:p>374844</text:p>
          </table:table-cell>
          <table:table-cell office:value-type="float" office:value="343003" calcext:value-type="float">
            <text:p>343003</text:p>
          </table:table-cell>
          <table:table-cell office:value-type="float" office:value="31841" calcext:value-type="float">
            <text:p>31841</text:p>
          </table:table-cell>
          <table:table-cell/>
          <table:table-cell table:formula="of:=[.M17]/([.E17]+[.I17]+[.M17])" office:value-type="percentage" office:value="0.641942702768089" calcext:value-type="percentage">
            <text:p>64.1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00608" calcext:value-type="float">
            <text:p>200608</text:p>
          </table:table-cell>
          <table:table-cell office:value-type="float" office:value="192583" calcext:value-type="float">
            <text:p>192583</text:p>
          </table:table-cell>
          <table:table-cell office:value-type="float" office:value="8025" calcext:value-type="float">
            <text:p>8025</text:p>
          </table:table-cell>
          <table:table-cell/>
          <table:table-cell office:value-type="float" office:value="154684" calcext:value-type="float">
            <text:p>154684</text:p>
          </table:table-cell>
          <table:table-cell office:value-type="float" office:value="144306" calcext:value-type="float">
            <text:p>144306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float" office:value="376307" calcext:value-type="float">
            <text:p>376307</text:p>
          </table:table-cell>
          <table:table-cell office:value-type="float" office:value="344317" calcext:value-type="float">
            <text:p>344317</text:p>
          </table:table-cell>
          <table:table-cell office:value-type="float" office:value="31990" calcext:value-type="float">
            <text:p>31990</text:p>
          </table:table-cell>
          <table:table-cell/>
          <table:table-cell table:formula="of:=[.M18]/([.E18]+[.I18]+[.M18])" office:value-type="percentage" office:value="0.634810390331991" calcext:value-type="percentage">
            <text:p>63.4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61433" calcext:value-type="float">
            <text:p>161433</text:p>
          </table:table-cell>
          <table:table-cell office:value-type="float" office:value="153922" calcext:value-type="float">
            <text:p>153922</text:p>
          </table:table-cell>
          <table:table-cell office:value-type="float" office:value="7511" calcext:value-type="float">
            <text:p>7511</text:p>
          </table:table-cell>
          <table:table-cell/>
          <table:table-cell office:value-type="float" office:value="172433" calcext:value-type="float">
            <text:p>172433</text:p>
          </table:table-cell>
          <table:table-cell office:value-type="float" office:value="161973" calcext:value-type="float">
            <text:p>161973</text:p>
          </table:table-cell>
          <table:table-cell office:value-type="float" office:value="10460" calcext:value-type="float">
            <text:p>10460</text:p>
          </table:table-cell>
          <table:table-cell/>
          <table:table-cell office:value-type="float" office:value="377940" calcext:value-type="float">
            <text:p>377940</text:p>
          </table:table-cell>
          <table:table-cell office:value-type="float" office:value="346170" calcext:value-type="float">
            <text:p>346170</text:p>
          </table:table-cell>
          <table:table-cell office:value-type="float" office:value="31770" calcext:value-type="float">
            <text:p>31770</text:p>
          </table:table-cell>
          <table:table-cell/>
          <table:table-cell table:formula="of:=[.M19]/([.E19]+[.I19]+[.M19])" office:value-type="percentage" office:value="0.638708510082226" calcext:value-type="percentage">
            <text:p>63.8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77869" calcext:value-type="float">
            <text:p>177869</text:p>
          </table:table-cell>
          <table:table-cell office:value-type="float" office:value="170197" calcext:value-type="float">
            <text:p>170197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float" office:value="169409" calcext:value-type="float">
            <text:p>169409</text:p>
          </table:table-cell>
          <table:table-cell office:value-type="float" office:value="159242" calcext:value-type="float">
            <text:p>159242</text:p>
          </table:table-cell>
          <table:table-cell office:value-type="float" office:value="10167" calcext:value-type="float">
            <text:p>10167</text:p>
          </table:table-cell>
          <table:table-cell/>
          <table:table-cell office:value-type="float" office:value="376659" calcext:value-type="float">
            <text:p>376659</text:p>
          </table:table-cell>
          <table:table-cell office:value-type="float" office:value="344398" calcext:value-type="float">
            <text:p>344398</text:p>
          </table:table-cell>
          <table:table-cell office:value-type="float" office:value="32261" calcext:value-type="float">
            <text:p>32261</text:p>
          </table:table-cell>
          <table:table-cell/>
          <table:table-cell table:formula="of:=[.M20]/([.E20]+[.I20]+[.M20])" office:value-type="percentage" office:value="0.643932135728543" calcext:value-type="percentage">
            <text:p>64.39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74735" calcext:value-type="float">
            <text:p>174735</text:p>
          </table:table-cell>
          <table:table-cell office:value-type="float" office:value="167021" calcext:value-type="float">
            <text:p>167021</text:p>
          </table:table-cell>
          <table:table-cell office:value-type="float" office:value="7714" calcext:value-type="float">
            <text:p>7714</text:p>
          </table:table-cell>
          <table:table-cell/>
          <table:table-cell office:value-type="float" office:value="163091" calcext:value-type="float">
            <text:p>163091</text:p>
          </table:table-cell>
          <table:table-cell office:value-type="float" office:value="152411" calcext:value-type="float">
            <text:p>152411</text:p>
          </table:table-cell>
          <table:table-cell office:value-type="float" office:value="10680" calcext:value-type="float">
            <text:p>10680</text:p>
          </table:table-cell>
          <table:table-cell/>
          <table:table-cell office:value-type="float" office:value="373766" calcext:value-type="float">
            <text:p>373766</text:p>
          </table:table-cell>
          <table:table-cell office:value-type="float" office:value="342435" calcext:value-type="float">
            <text:p>342435</text:p>
          </table:table-cell>
          <table:table-cell office:value-type="float" office:value="31331" calcext:value-type="float">
            <text:p>31331</text:p>
          </table:table-cell>
          <table:table-cell/>
          <table:table-cell table:formula="of:=[.M21]/([.E21]+[.I21]+[.M21])" office:value-type="percentage" office:value="0.63008547008547" calcext:value-type="percentage">
            <text:p>63.01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89093" calcext:value-type="float">
            <text:p>189093</text:p>
          </table:table-cell>
          <table:table-cell office:value-type="float" office:value="181165" calcext:value-type="float">
            <text:p>181165</text:p>
          </table:table-cell>
          <table:table-cell office:value-type="float" office:value="7928" calcext:value-type="float">
            <text:p>7928</text:p>
          </table:table-cell>
          <table:table-cell/>
          <table:table-cell office:value-type="float" office:value="144889" calcext:value-type="float">
            <text:p>144889</text:p>
          </table:table-cell>
          <table:table-cell office:value-type="float" office:value="134938" calcext:value-type="float">
            <text:p>134938</text:p>
          </table:table-cell>
          <table:table-cell office:value-type="float" office:value="9951" calcext:value-type="float">
            <text:p>9951</text:p>
          </table:table-cell>
          <table:table-cell/>
          <table:table-cell office:value-type="float" office:value="373861" calcext:value-type="float">
            <text:p>373861</text:p>
          </table:table-cell>
          <table:table-cell office:value-type="float" office:value="342549" calcext:value-type="float">
            <text:p>342549</text:p>
          </table:table-cell>
          <table:table-cell office:value-type="float" office:value="31312" calcext:value-type="float">
            <text:p>31312</text:p>
          </table:table-cell>
          <table:table-cell/>
          <table:table-cell table:formula="of:=[.M22]/([.E22]+[.I22]+[.M22])" office:value-type="percentage" office:value="0.636539204325995" calcext:value-type="percentage">
            <text:p>63.6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11606" calcext:value-type="float">
            <text:p>111606</text:p>
          </table:table-cell>
          <table:table-cell office:value-type="float" office:value="106466" calcext:value-type="float">
            <text:p>106466</text:p>
          </table:table-cell>
          <table:table-cell office:value-type="float" office:value="5140" calcext:value-type="float">
            <text:p>5140</text:p>
          </table:table-cell>
          <table:table-cell/>
          <table:table-cell office:value-type="float" office:value="102513" calcext:value-type="float">
            <text:p>102513</text:p>
          </table:table-cell>
          <table:table-cell office:value-type="float" office:value="94501" calcext:value-type="float">
            <text:p>94501</text:p>
          </table:table-cell>
          <table:table-cell office:value-type="float" office:value="8012" calcext:value-type="float">
            <text:p>8012</text:p>
          </table:table-cell>
          <table:table-cell/>
          <table:table-cell office:value-type="float" office:value="413136" calcext:value-type="float">
            <text:p>413136</text:p>
          </table:table-cell>
          <table:table-cell office:value-type="float" office:value="377710" calcext:value-type="float">
            <text:p>377710</text:p>
          </table:table-cell>
          <table:table-cell office:value-type="float" office:value="35426" calcext:value-type="float">
            <text:p>35426</text:p>
          </table:table-cell>
          <table:table-cell/>
          <table:table-cell table:formula="of:=[.M23]/([.E23]+[.I23]+[.M23])" office:value-type="percentage" office:value="0.729260158919676" calcext:value-type="percentage">
            <text:p>72.9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6280" calcext:value-type="float">
            <text:p>66280</text:p>
          </table:table-cell>
          <table:table-cell office:value-type="float" office:value="58648" calcext:value-type="float">
            <text:p>58648</text:p>
          </table:table-cell>
          <table:table-cell office:value-type="float" office:value="7632" calcext:value-type="float">
            <text:p>7632</text:p>
          </table:table-cell>
          <table:table-cell/>
          <table:table-cell office:value-type="float" office:value="75568" calcext:value-type="float">
            <text:p>75568</text:p>
          </table:table-cell>
          <table:table-cell office:value-type="float" office:value="65492" calcext:value-type="float">
            <text:p>65492</text:p>
          </table:table-cell>
          <table:table-cell office:value-type="float" office:value="10076" calcext:value-type="float">
            <text:p>10076</text:p>
          </table:table-cell>
          <table:table-cell/>
          <table:table-cell office:value-type="float" office:value="268666" calcext:value-type="float">
            <text:p>268666</text:p>
          </table:table-cell>
          <table:table-cell office:value-type="float" office:value="237253" calcext:value-type="float">
            <text:p>237253</text:p>
          </table:table-cell>
          <table:table-cell office:value-type="float" office:value="31413" calcext:value-type="float">
            <text:p>31413</text:p>
          </table:table-cell>
          <table:table-cell/>
          <table:table-cell table:formula="of:=[.M24]/([.E24]+[.I24]+[.M24])" office:value-type="percentage" office:value="0.639502453125954" calcext:value-type="percentage">
            <text:p>63.9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58748" calcext:value-type="float">
            <text:p>158748</text:p>
          </table:table-cell>
          <table:table-cell office:value-type="float" office:value="151582" calcext:value-type="float">
            <text:p>151582</text:p>
          </table:table-cell>
          <table:table-cell office:value-type="float" office:value="7166" calcext:value-type="float">
            <text:p>7166</text:p>
          </table:table-cell>
          <table:table-cell/>
          <table:table-cell office:value-type="float" office:value="167251" calcext:value-type="float">
            <text:p>167251</text:p>
          </table:table-cell>
          <table:table-cell office:value-type="float" office:value="156928" calcext:value-type="float">
            <text:p>156928</text:p>
          </table:table-cell>
          <table:table-cell office:value-type="float" office:value="10323" calcext:value-type="float">
            <text:p>10323</text:p>
          </table:table-cell>
          <table:table-cell/>
          <table:table-cell office:value-type="float" office:value="376043" calcext:value-type="float">
            <text:p>376043</text:p>
          </table:table-cell>
          <table:table-cell office:value-type="float" office:value="344397" calcext:value-type="float">
            <text:p>344397</text:p>
          </table:table-cell>
          <table:table-cell office:value-type="float" office:value="31646" calcext:value-type="float">
            <text:p>31646</text:p>
          </table:table-cell>
          <table:table-cell/>
          <table:table-cell table:formula="of:=[.M25]/([.E25]+[.I25]+[.M25])" office:value-type="percentage" office:value="0.644062277399003" calcext:value-type="percentage">
            <text:p>64.4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97712" calcext:value-type="float">
            <text:p>197712</text:p>
          </table:table-cell>
          <table:table-cell office:value-type="float" office:value="189798" calcext:value-type="float">
            <text:p>189798</text:p>
          </table:table-cell>
          <table:table-cell office:value-type="float" office:value="7914" calcext:value-type="float">
            <text:p>7914</text:p>
          </table:table-cell>
          <table:table-cell/>
          <table:table-cell office:value-type="float" office:value="137526" calcext:value-type="float">
            <text:p>137526</text:p>
          </table:table-cell>
          <table:table-cell office:value-type="float" office:value="127923" calcext:value-type="float">
            <text:p>127923</text:p>
          </table:table-cell>
          <table:table-cell office:value-type="float" office:value="9603" calcext:value-type="float">
            <text:p>9603</text:p>
          </table:table-cell>
          <table:table-cell/>
          <table:table-cell office:value-type="float" office:value="376952" calcext:value-type="float">
            <text:p>376952</text:p>
          </table:table-cell>
          <table:table-cell office:value-type="float" office:value="345083" calcext:value-type="float">
            <text:p>345083</text:p>
          </table:table-cell>
          <table:table-cell office:value-type="float" office:value="31869" calcext:value-type="float">
            <text:p>31869</text:p>
          </table:table-cell>
          <table:table-cell/>
          <table:table-cell table:formula="of:=[.M26]/([.E26]+[.I26]+[.M26])" office:value-type="percentage" office:value="0.645304337261572" calcext:value-type="percentage">
            <text:p>64.5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9151" calcext:value-type="float">
            <text:p>179151</text:p>
          </table:table-cell>
          <table:table-cell office:value-type="float" office:value="171818" calcext:value-type="float">
            <text:p>171818</text:p>
          </table:table-cell>
          <table:table-cell office:value-type="float" office:value="7333" calcext:value-type="float">
            <text:p>7333</text:p>
          </table:table-cell>
          <table:table-cell/>
          <table:table-cell office:value-type="float" office:value="153341" calcext:value-type="float">
            <text:p>153341</text:p>
          </table:table-cell>
          <table:table-cell office:value-type="float" office:value="143233" calcext:value-type="float">
            <text:p>143233</text:p>
          </table:table-cell>
          <table:table-cell office:value-type="float" office:value="10108" calcext:value-type="float">
            <text:p>10108</text:p>
          </table:table-cell>
          <table:table-cell/>
          <table:table-cell office:value-type="float" office:value="386053" calcext:value-type="float">
            <text:p>386053</text:p>
          </table:table-cell>
          <table:table-cell office:value-type="float" office:value="354142" calcext:value-type="float">
            <text:p>354142</text:p>
          </table:table-cell>
          <table:table-cell office:value-type="float" office:value="31911" calcext:value-type="float">
            <text:p>31911</text:p>
          </table:table-cell>
          <table:table-cell/>
          <table:table-cell table:formula="of:=[.M27]/([.E27]+[.I27]+[.M27])" office:value-type="percentage" office:value="0.646599935159669" calcext:value-type="percentage">
            <text:p>64.6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5207" calcext:value-type="float">
            <text:p>135207</text:p>
          </table:table-cell>
          <table:table-cell office:value-type="float" office:value="129775" calcext:value-type="float">
            <text:p>129775</text:p>
          </table:table-cell>
          <table:table-cell office:value-type="float" office:value="5432" calcext:value-type="float">
            <text:p>5432</text:p>
          </table:table-cell>
          <table:table-cell/>
          <table:table-cell office:value-type="float" office:value="128382" calcext:value-type="float">
            <text:p>128382</text:p>
          </table:table-cell>
          <table:table-cell office:value-type="float" office:value="120530" calcext:value-type="float">
            <text:p>120530</text:p>
          </table:table-cell>
          <table:table-cell office:value-type="float" office:value="7852" calcext:value-type="float">
            <text:p>7852</text:p>
          </table:table-cell>
          <table:table-cell/>
          <table:table-cell office:value-type="float" office:value="404174" calcext:value-type="float">
            <text:p>404174</text:p>
          </table:table-cell>
          <table:table-cell office:value-type="float" office:value="368619" calcext:value-type="float">
            <text:p>368619</text:p>
          </table:table-cell>
          <table:table-cell office:value-type="float" office:value="35555" calcext:value-type="float">
            <text:p>35555</text:p>
          </table:table-cell>
          <table:table-cell/>
          <table:table-cell table:formula="of:=[.M28]/([.E28]+[.I28]+[.M28])" office:value-type="percentage" office:value="0.72800425889146" calcext:value-type="percentage">
            <text:p>72.8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96393" calcext:value-type="float">
            <text:p>196393</text:p>
          </table:table-cell>
          <table:table-cell office:value-type="float" office:value="188733" calcext:value-type="float">
            <text:p>188733</text:p>
          </table:table-cell>
          <table:table-cell office:value-type="float" office:value="7660" calcext:value-type="float">
            <text:p>7660</text:p>
          </table:table-cell>
          <table:table-cell/>
          <table:table-cell office:value-type="float" office:value="167291" calcext:value-type="float">
            <text:p>167291</text:p>
          </table:table-cell>
          <table:table-cell office:value-type="float" office:value="156666" calcext:value-type="float">
            <text:p>156666</text:p>
          </table:table-cell>
          <table:table-cell office:value-type="float" office:value="10625" calcext:value-type="float">
            <text:p>10625</text:p>
          </table:table-cell>
          <table:table-cell/>
          <table:table-cell office:value-type="float" office:value="380400" calcext:value-type="float">
            <text:p>380400</text:p>
          </table:table-cell>
          <table:table-cell office:value-type="float" office:value="348579" calcext:value-type="float">
            <text:p>348579</text:p>
          </table:table-cell>
          <table:table-cell office:value-type="float" office:value="31821" calcext:value-type="float">
            <text:p>31821</text:p>
          </table:table-cell>
          <table:table-cell/>
          <table:table-cell table:formula="of:=[.M29]/([.E29]+[.I29]+[.M29])" office:value-type="percentage" office:value="0.635073643874985" calcext:value-type="percentage">
            <text:p>63.51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3508" calcext:value-type="float">
            <text:p>183508</text:p>
          </table:table-cell>
          <table:table-cell office:value-type="float" office:value="177940" calcext:value-type="float">
            <text:p>177940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float" office:value="167229" calcext:value-type="float">
            <text:p>167229</text:p>
          </table:table-cell>
          <table:table-cell office:value-type="float" office:value="155490" calcext:value-type="float">
            <text:p>155490</text:p>
          </table:table-cell>
          <table:table-cell office:value-type="float" office:value="11739" calcext:value-type="float">
            <text:p>11739</text:p>
          </table:table-cell>
          <table:table-cell/>
          <table:table-cell office:value-type="float" office:value="381154" calcext:value-type="float">
            <text:p>381154</text:p>
          </table:table-cell>
          <table:table-cell office:value-type="float" office:value="349063" calcext:value-type="float">
            <text:p>349063</text:p>
          </table:table-cell>
          <table:table-cell office:value-type="float" office:value="32091" calcext:value-type="float">
            <text:p>32091</text:p>
          </table:table-cell>
          <table:table-cell/>
          <table:table-cell table:formula="of:=[.M30]/([.E30]+[.I30]+[.M30])" office:value-type="percentage" office:value="0.649641685898214" calcext:value-type="percentage">
            <text:p>64.9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86144" calcext:value-type="float">
            <text:p>186144</text:p>
          </table:table-cell>
          <table:table-cell office:value-type="float" office:value="178237" calcext:value-type="float">
            <text:p>178237</text:p>
          </table:table-cell>
          <table:table-cell office:value-type="float" office:value="7907" calcext:value-type="float">
            <text:p>7907</text:p>
          </table:table-cell>
          <table:table-cell/>
          <table:table-cell office:value-type="float" office:value="150507" calcext:value-type="float">
            <text:p>150507</text:p>
          </table:table-cell>
          <table:table-cell office:value-type="float" office:value="140446" calcext:value-type="float">
            <text:p>140446</text:p>
          </table:table-cell>
          <table:table-cell office:value-type="float" office:value="10061" calcext:value-type="float">
            <text:p>10061</text:p>
          </table:table-cell>
          <table:table-cell/>
          <table:table-cell office:value-type="float" office:value="375237" calcext:value-type="float">
            <text:p>375237</text:p>
          </table:table-cell>
          <table:table-cell office:value-type="float" office:value="343787" calcext:value-type="float">
            <text:p>343787</text:p>
          </table:table-cell>
          <table:table-cell office:value-type="float" office:value="31450" calcext:value-type="float">
            <text:p>31450</text:p>
          </table:table-cell>
          <table:table-cell/>
          <table:table-cell table:formula="of:=[.M31]/([.E31]+[.I31]+[.M31])" office:value-type="percentage" office:value="0.636407786636448" calcext:value-type="percentage">
            <text:p>63.6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93891" calcext:value-type="float">
            <text:p>193891</text:p>
          </table:table-cell>
          <table:table-cell office:value-type="float" office:value="185900" calcext:value-type="float">
            <text:p>185900</text:p>
          </table:table-cell>
          <table:table-cell office:value-type="float" office:value="7991" calcext:value-type="float">
            <text:p>7991</text:p>
          </table:table-cell>
          <table:table-cell/>
          <table:table-cell office:value-type="float" office:value="139105" calcext:value-type="float">
            <text:p>139105</text:p>
          </table:table-cell>
          <table:table-cell office:value-type="float" office:value="129131" calcext:value-type="float">
            <text:p>129131</text:p>
          </table:table-cell>
          <table:table-cell office:value-type="float" office:value="9974" calcext:value-type="float">
            <text:p>9974</text:p>
          </table:table-cell>
          <table:table-cell/>
          <table:table-cell office:value-type="float" office:value="377310" calcext:value-type="float">
            <text:p>377310</text:p>
          </table:table-cell>
          <table:table-cell office:value-type="float" office:value="345662" calcext:value-type="float">
            <text:p>345662</text:p>
          </table:table-cell>
          <table:table-cell office:value-type="float" office:value="31648" calcext:value-type="float">
            <text:p>31648</text:p>
          </table:table-cell>
          <table:table-cell/>
          <table:table-cell table:formula="of:=[.M32]/([.E32]+[.I32]+[.M32])" office:value-type="percentage" office:value="0.637897325297805" calcext:value-type="percentage">
            <text:p>63.7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17800" calcext:value-type="float">
            <text:p>117800</text:p>
          </table:table-cell>
          <table:table-cell office:value-type="float" office:value="112650" calcext:value-type="float">
            <text:p>112650</text:p>
          </table:table-cell>
          <table:table-cell office:value-type="float" office:value="5150" calcext:value-type="float">
            <text:p>5150</text:p>
          </table:table-cell>
          <table:table-cell/>
          <table:table-cell office:value-type="float" office:value="134699" calcext:value-type="float">
            <text:p>134699</text:p>
          </table:table-cell>
          <table:table-cell office:value-type="float" office:value="127025" calcext:value-type="float">
            <text:p>127025</text:p>
          </table:table-cell>
          <table:table-cell office:value-type="float" office:value="7674" calcext:value-type="float">
            <text:p>7674</text:p>
          </table:table-cell>
          <table:table-cell/>
          <table:table-cell office:value-type="float" office:value="401332" calcext:value-type="float">
            <text:p>401332</text:p>
          </table:table-cell>
          <table:table-cell office:value-type="float" office:value="365143" calcext:value-type="float">
            <text:p>365143</text:p>
          </table:table-cell>
          <table:table-cell office:value-type="float" office:value="36189" calcext:value-type="float">
            <text:p>36189</text:p>
          </table:table-cell>
          <table:table-cell/>
          <table:table-cell table:formula="of:=[.M33]/([.E33]+[.I33]+[.M33])" office:value-type="percentage" office:value="0.738355130271561" calcext:value-type="percentage">
            <text:p>73.84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655000032500734" calcext:value-type="percentage">
            <text:p>65.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4:22:51.912266988</dc:date>
    <meta:editing-duration>PT1M2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